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3cm" style:rel-column-width="11308*"/>
    </style:style>
    <style:style style:name="Tableau1.B" style:family="table-column">
      <style:table-column-properties style:column-width="3.748cm" style:rel-column-width="14450*"/>
    </style:style>
    <style:style style:name="Tableau1.C" style:family="table-column">
      <style:table-column-properties style:column-width="3.131cm" style:rel-column-width="12070*"/>
    </style:style>
    <style:style style:name="Tableau1.D" style:family="table-column">
      <style:table-column-properties style:column-width="3.505cm" style:rel-column-width="13512*"/>
    </style:style>
    <style:style style:name="Tableau1.E" style:family="table-column">
      <style:table-column-properties style:column-width="3.681cm" style:rel-column-width="141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Géoportail</text:p>
          </table:table-cell>
          <table:covered-table-cell/>
          <table:table-cell table:style-name="Tableau1.C1" table:number-columns-spanned="3" office:value-type="string">
            <text:p text:style-name="P1">http://www.geoportail.fr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1">Fonctionallités de geotagging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7">oui*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7">oui*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7">oui*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>Limite taille </text:p>
          </table:table-cell>
          <table:covered-table-cell/>
          <table:table-cell table:style-name="Tableau1.E4" table:number-columns-spanned="2" office:value-type="string">
            <text:p text:style-name="P2">Cf commentaire*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non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7">API permettant de récupérer les cartes et les images.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/3D</text:p>
          </table:table-cell>
          <table:table-cell table:style-name="Tableau1.A4" office:value-type="string">
            <text:p text:style-name="P5">Volum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>Cf commentair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2">Cf commentair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2">Cf commentaire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2">Cf commentaire</text:p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Moteur intern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5">Très bonne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L'ajout d'information est réservé aux administrateurs.</text:p>
            <text:p text:style-name="P5">*Le public ne peut positionner que des tags dont la seule information est le nom du tag</text:p>
            <text:p text:style-name="P5">Deux modes de visualisation : 2D ou 3D</text:p>
            <text:p text:style-name="P5">Possibilité d'afficher différentes couches, et de gérer le niveau de transparence de chacune.</text:p>
            <text:p text:style-name="P5">Liste de lieux remarquables en France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17T12:58:38</meta:creation-date>
    <dc:date>2009-01-12T15:11:37.88</dc:date>
    <meta:editing-cycles>19</meta:editing-cycles>
    <meta:editing-duration>PT02H04M03S</meta:editing-duration>
    <meta:document-statistic meta:table-count="1" meta:image-count="0" meta:object-count="0" meta:page-count="1" meta:paragraph-count="89" meta:word-count="187" meta:character-count="1169"/>
    <meta:user-defined meta:name="Info 1"/>
    <meta:user-defined meta:name="Info 2"/>
    <meta:user-defined meta:name="Info 3"/>
    <meta:user-defined meta:name="Info 4"/>
  </office:meta>
</office:document-meta>
</file>